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" svg:font-family="'Segoe UI', system-ui, 'Apple Color Emoji', 'Segoe UI Emoji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2" style:family="paragraph" style:parent-style-name="Standard">
      <style:paragraph-properties fo:orphans="2" fo:widows="2"/>
      <style:text-properties fo:font-variant="normal" fo:text-transform="none" fo:letter-spacing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5" style:family="paragraph" style:parent-style-name="Standard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6" style:family="paragraph" style:parent-style-name="Standard" style:list-style-name="L2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8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T1" style:family="text">
      <style:text-properties style:font-name="Segoe UI" fo:font-size="10.5pt" fo:font-style="normal" fo:font-weight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17608157437567151" text:style-name="L1">
        <text:list-header>
          <text:p text:style-name="P8"/>
        </text:list-header>
      </text:list>
      <text:p text:style-name="P4"><text:tab/><text:span text:style-name="T2">CONTROL DE PROCESOS</text:span></text:p>
      <text:p text:style-name="P3"/>
      <text:list xml:id="list33580246" text:continue-numbering="true" text:style-name="L1">
        <text:list-header>
          <text:p text:style-name="P8">1. Teniendo en cuenta la salida que te genera el comando ps ­lx | more responde a las siguientes preguntas:<text:line-break/>• ¿número de procesos creados para ejecutar el comando?</text:p>
        </text:list-header>
      </text:list>
      <text:p text:style-name="P3"><text:s/><text:tab/>2 procesos, uno por ps -lx y otro por more<text:line-break/>• ¿que proceso es el proceso padre de cada uno de los procesos creados?</text:p>
      <text:list xml:id="list3356897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8"><text:s/><text:tab/>El identificador del proceso padre para cada proceso se indica en la columna PPID<text:line-break/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2. Visualiza el subárbol de procesos que parte de tu proceso shell junto con el PID y la lista de argumentos que los ha originado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"><text:s/><text:tab/>Utilizando el comando pstree 2735 (PID del proceso Shell)</text:p>
                              <text:p text:style-name="P8"><text:line-break/>3. Usando el comando htop realiza las siguientes acciones:<text:line-break/>• Ordena los procesos por la columna %CPU para comprobar los que consumen más CPU.</text:p>
                              <text:list>
                                <text:list-item>
                                  <text:list>
                                    <text:list-header>
                                      <text:p text:style-name="P8"><text:s/><text:tab/>Click encima de "CPU"<text:line-break/>• Añade una columna más con el PPID de los procesos a la información que muestra.</text:p>
                                    </text:list-header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Selecciono Setup(F2), me dirijo al apartado Columns, selecciono PPID y la añado clickando en <text:tab/>ADD o presionando F5<text:line-break/>• Haz que la prioridad NICE del proceso que ejecuta el comando htop tenga el valor 10.</text:p>
      <text:p text:style-name="P3"><text:tab/>Busco en la columna Command el proceso htop y presionando F8 aumento el valor de la <text:tab/>columna NI hasta 10<text:line-break/>• Ordena los procesos de forma descendente teniendo en cuenta su PID</text:p>
      <text:p text:style-name="P3"><text:tab/>Click sobre la columna PID dos veces</text:p>
      <text:p text:style-name="P3"><text:line-break/>4. Copia el siguiente programa y ejecútalo de forma interactiva.</text:p>
      <text:p text:style-name="P1">#!/bin/bash<text:line-break/>min=1<text:line-break/>max=100000<text:line-break/>resultado=0<text:line-break/>for i in `seq $min $max`<text:line-break/>do<text:line-break/>resultado=$(expr $resultado + 1)<text:line-break/>done<text:line-break/>echo "El resultado es: " $resultado</text:p>
      <text:p text:style-name="P1"><text:line-break/>¿Que mensaje te ha generado?</text:p>
      <text:p text:style-name="P1"><text:tab/>El resultado es: <text:s/>100000<text:line-break/>A continuación, realiza las siguientes acciones:<text:line-break/>• cambia el parámetro max a 1000000 y haz tres copias del programa con nombres diferentes.</text:p>
      <text:p text:style-name="P1"><text:tab/>vi Ejercicio4.sh</text:p>
      <text:p text:style-name="P2">• <text:span text:style-name="T1">Ejecuta los tres programas como tareas de fondo con valores de prioridad NICE de 0, 10 y 19.</text:span></text:p>
      <text:p text:style-name="P1"><text:tab/>(En tres terminales distintos)</text:p>
      <text:p text:style-name="P1"><text:tab/>nice -n 0 sh Ejercicio4a.sh</text:p>
      <text:p text:style-name="P1"><text:tab/>nice -n 10 sh Ejercicio4b.sh</text:p>
      <text:p text:style-name="P1"><text:tab/>nice -n 19 sh Ejercicio4c.sh<text:line-break/>• En otro terminal ejecuta el comando htop para ver el tiempo de CPU que se le está asignando a cada proceso.</text:p>
      <text:p text:style-name="P1"><text:tab/>A mayor priodridad, menos tiempo de CPU.<text:line-break/>• Modifica para cualquiera de los tres programas lanzados como tarea de fondo su valor de prioridad de NICE a ­10.</text:p>
      <text:p text:style-name="P1"><text:soft-page-break/><text:tab/> nice -n 10 sh Ejercicio4a.sh</text:p>
      <text:p text:style-name="P1"><text:tab/>nice -n 10 sh Ejercicio4b.sh</text:p>
      <text:p text:style-name="P1"><text:tab/>nice -n 10 sh Ejercicio4c.sh</text:p>
      <text:p text:style-name="P1"/>
      <text:p text:style-name="P1">5.Usando el comando kill cierra la conexión con el sistema.<text:line-break/><text:tab/>kill + PID del proceso padre de la terminal.</text:p>
      <text:p text:style-name="P1"/>
      <text:p text:style-name="P1">6.Usando el programa del ejercicio 4 comprueba el funcionamiento del comando nohup.</text:p>
      <text:p text:style-name="P1"><text:tab/>nohup <text:s/>sh Ejercicio4.sh </text:p>
      <text:p text:style-name="P1"><text:tab/>Si cerramos el terminal o cerramos sesion el programa se seguirá ejecutando</text:p>
      <text:p text:style-name="P1"/>
      <text:p text:style-name="P1">7.Usando el programa del ejercicio 4 comprueba el funcionamiento del comando disown. ¿En que se diferencia del comando nohup?</text:p>
      <text:p text:style-name="P1"><text:tab/>sh Ejercicio4.sh</text:p>
      <text:p text:style-name="P1"><text:tab/>(Ctrl + Z)</text:p>
      <text:p text:style-name="P1"><text:tab/>bg Ejercicio4.sh</text:p>
      <text:p text:style-name="P1"><text:tab/>disown %1125844 (PID de la tarea)</text:p>
      <text:p text:style-name="P1"/>
      <text:p text:style-name="P1">El comando nohup se utiliza en el momento de lanzar la tarea, el comando disown se ejecuta cuando la tarea ya esta siendo ejecutada.</text:p>
      <text:list xml:id="list6504475189296429763" text:style-name="L2">
        <text:list-header>
          <text:p text:style-name="P6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" svg:font-family="'Segoe UI', system-ui, 'Apple Color Emoji', 'Segoe UI Emoji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36M11S</meta:editing-duration>
    <meta:editing-cycles>8</meta:editing-cycles>
    <meta:generator>OpenOffice/4.1.7$Win32 OpenOffice.org_project/417m1$Build-9800</meta:generator>
    <dc:date>2022-01-26T13:34:08.53</dc:date>
    <dc:creator>javier loureiro</dc:creator>
    <meta:document-statistic meta:table-count="0" meta:image-count="0" meta:object-count="0" meta:page-count="2" meta:paragraph-count="35" meta:word-count="494" meta:character-count="2840"/>
    <meta:user-defined meta:name="Info 1"/>
    <meta:user-defined meta:name="Info 2"/>
    <meta:user-defined meta:name="Info 3"/>
    <meta:user-defined meta:name="Info 4"/>
  </office:meta>
</office:document-meta>
</file>